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77f26" officeooo:paragraph-rsid="00177f26" style:font-weight-asian="bold" style:font-weight-complex="bold"/>
    </style:style>
    <style:style style:name="P2" style:family="paragraph" style:parent-style-name="Standard">
      <style:text-properties fo:font-weight="normal" officeooo:rsid="00177f26" officeooo:paragraph-rsid="00177f26" style:font-weight-asian="normal" style:font-weight-complex="normal"/>
    </style:style>
    <style:style style:name="P3" style:family="paragraph" style:parent-style-name="Standard">
      <style:text-properties fo:font-weight="normal" officeooo:rsid="00190e76" officeooo:paragraph-rsid="00190e76" style:font-weight-asian="normal" style:font-weight-complex="normal"/>
    </style:style>
    <style:style style:name="P4" style:family="paragraph" style:parent-style-name="Standard" style:list-style-name="L1">
      <style:text-properties fo:font-weight="normal" officeooo:rsid="00177f26" officeooo:paragraph-rsid="00177f26" style:font-weight-asian="normal" style:font-weight-complex="normal"/>
    </style:style>
    <style:style style:name="P5" style:family="paragraph" style:parent-style-name="Standard" style:list-style-name="L1">
      <style:text-properties fo:font-weight="normal" officeooo:rsid="00177f26" officeooo:paragraph-rsid="001a6c4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a6c47" style:font-weight-asian="normal" style:font-weight-complex="normal"/>
    </style:style>
    <style:style style:name="T3" style:family="text">
      <style:text-properties officeooo:rsid="001a6c47"/>
    </style:style>
    <style:style style:name="T4" style:family="text">
      <style:text-properties officeooo:rsid="001aded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ept: <text:span text:style-name="T1">a demo of an </text:span><text:span text:style-name="T2">LGBTQ</text:span><text:span text:style-name="T1"> character who tries to run away from bad people who try to hurt him, mostly verbally. The character will reach colors of power and collect them, which by then he will become braver and be able to fight them back (in a reality sense he will be able to ignore them, feel braver, will say or do what he want without fear).</text:span></text:p>
      <text:p text:style-name="P3">Courage is the title name, a story of an LGBTQ person who lived in fear and discomfort for so long, the character decided to not be afraid anymore and find his courage and strength against all those who hurt him, the powers up picked up along the game are power ups he discover in himself, only for the sake of a game they are shown as a “power up”</text:p>
      <text:p text:style-name="P1"/>
      <text:p text:style-name="P1">Components:</text:p>
      <text:list xml:id="list2702939157" text:style-name="L1">
        <text:list-item>
          <text:p text:style-name="P4">character movement with animation</text:p>
        </text:list-item>
        <text:list-item>
          <text:p text:style-name="P4">red walls appear to block the character, and sound will be heard when walls appear but when ability is activated the sound is gone.</text:p>
        </text:list-item>
        <text:list-item>
          <text:p text:style-name="P5">ability <text:span text:style-name="T3">to activate so </text:span>character can walk right through <text:span text:style-name="T3">red walls.</text:span></text:p>
        </text:list-item>
        <text:list-item>
          <text:p text:style-name="P4">Background music</text:p>
        </text:list-item>
        <text:list-item>
          <text:p text:style-name="P4">ability pick up, once picked the character who is all dark color will have some part of the body painted, making <text:span text:style-name="T4">him </text:span>colorful when he collect all powers ups. </text:p>
        </text:list-item>
      </text:list>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2:51:03.364000000</meta:creation-date>
    <dc:date>2023-06-27T03:18:34.095000000</dc:date>
    <meta:editing-duration>PT13M32S</meta:editing-duration>
    <meta:editing-cycles>4</meta:editing-cycles>
    <meta:generator>LibreOffice/7.5.1.2$Windows_x86 LibreOffice_project/fcbaee479e84c6cd81291587d2ee68cba099e129</meta:generator>
    <meta:document-statistic meta:table-count="0" meta:image-count="0" meta:object-count="0" meta:page-count="1" meta:paragraph-count="8" meta:word-count="213" meta:character-count="1115" meta:non-whitespace-character-count="914"/>
  </office:meta>
</office:document-meta>
</file>